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34in" fo:break-before="auto" style:use-optimal-row-height="fals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</style:style>
    <style:style style:name="ce3" style:family="table-cell" style:parent-style-name="Default">
      <style:table-cell-properties fo:border-bottom="0.06pt solid #000000" fo:border-left="1.81pt solid #000000" fo:border-right="0.06pt solid #000000" fo:border-top="1.81pt solid #000000"/>
    </style:style>
    <style:style style:name="ce4" style:family="table-cell" style:parent-style-name="Default">
      <style:table-cell-properties fo:border-bottom="0.06pt solid #000000" fo:border-left="1.81pt solid #000000" fo:border-right="0.06pt solid #000000" fo:border-top="0.06pt solid #000000"/>
    </style:style>
    <style:style style:name="ce5" style:family="table-cell" style:parent-style-name="Default">
      <style:table-cell-properties fo:border-bottom="1.81pt solid #000000" fo:border-left="1.81pt solid #000000" fo:border-right="0.06pt solid #000000" fo:border-top="0.06pt solid #000000"/>
    </style:style>
    <style:style style:name="ce6" style:family="table-cell" style:parent-style-name="Default">
      <style:table-cell-properties fo:border-bottom="1.56pt solid #000000" fo:border-left="none" fo:border-right="none" fo:border-top="1.56pt solid #000000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1.81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1.81pt solid #000000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2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3" style:family="table-cell" style:parent-style-name="Default">
      <style:table-cell-properties fo:border-bottom="0.06pt solid #000000" fo:border-left="0.06pt solid #000000" fo:border-right="1.81pt solid #000000" fo:border-top="1.81pt solid #000000"/>
    </style:style>
    <style:style style:name="ce14" style:family="table-cell" style:parent-style-name="Default">
      <style:table-cell-properties fo:border-bottom="0.06pt solid #000000" fo:border-left="0.06pt solid #000000" fo:border-right="1.81pt solid #000000" fo:border-top="0.06pt solid #000000"/>
    </style:style>
    <style:style style:name="ce15" style:family="table-cell" style:parent-style-name="Default">
      <style:table-cell-properties fo:border-bottom="1.81pt solid #000000" fo:border-left="0.06pt solid #000000" fo:border-right="1.81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14"/>
        <table:table-row table:style-name="ro1">
          <table:table-cell table:style-name="Default" office:value-type="string">
            <text:p>Équipe :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Date révision :</text:p>
          </table:table-cell>
          <table:table-cell table:style-name="Default" office:value-type="string">
            <text:p>19/09/2013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table:style-name="Default" office:value-type="string">
            <text:p>Document revisé :</text:p>
          </table:table-cell>
          <table:table-cell table:style-name="Default" office:value-type="string">
            <text:p>Analyse Phase I partie 1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Version :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3">
          <table:table-cell table:style-name="ce1" office:value-type="string">
            <text:p>Page/Par./Ligne</text:p>
          </table:table-cell>
          <table:table-cell table:style-name="ce6" office:value-type="string">
            <text:p>Changement proposé</text:p>
          </table:table-cell>
          <table:table-cell table:style-name="ce6" office:value-type="string">
            <text:p>Accepté</text:p>
          </table:table-cell>
          <table:table-cell table:style-name="ce11" office:value-type="string">
            <text:p>Corrigé</text:p>
          </table:table-cell>
        </table:table-row>
        <table:table-row table:style-name="ro4">
          <table:table-cell table:style-name="ce2" office:value-type="string">
            <text:p>Intro</text:p>
          </table:table-cell>
          <table:table-cell table:style-name="ce7" office:value-type="string">
            <text:p>L'introduction devrait plutôt parler de ce à quoi va servir le serveur, de façon très générale, sans entrer dans aucun détail de conception.</text:p>
          </table:table-cell>
          <table:table-cell table:style-name="ce7"/>
          <table:table-cell table:style-name="ce12"/>
        </table:table-row>
        <table:table-row table:style-name="ro4">
          <table:table-cell table:style-name="ce3" office:value-type="string">
            <text:p>Utilisation</text:p>
          </table:table-cell>
          <table:table-cell table:style-name="ce8" office:value-type="string">
            <text:p>Utilisation : de quoi?</text:p>
          </table:table-cell>
          <table:table-cell table:style-name="ce8"/>
          <table:table-cell table:style-name="ce13"/>
        </table:table-row>
        <table:table-row table:style-name="ro4">
          <table:table-cell/>
          <table:table-cell office:value-type="string">
            <text:p>Le serveur ne reçoit pas le port de la connexion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Un message s'affiche, lequel?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la requête -&gt; les requêtes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un message de succès ou d'erreur : seulement un message décrivant la requête.</text:p>
          </table:table-cell>
          <table:table-cell table:number-columns-repeated="2"/>
        </table:table-row>
        <table:table-row table:style-name="ro4">
          <table:table-cell office:value-type="string">
            <text:p>Prog. Principal</text:p>
          </table:table-cell>
          <table:table-cell office:value-type="string">
            <text:p>Pas d'attributs, ce n'est pas une classe.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NomDuServeur appelle le serveur... mmm... non.</text:p>
          </table:table-cell>
          <table:table-cell table:number-columns-repeated="2"/>
        </table:table-row>
        <table:table-row table:style-name="ro5">
          <table:table-cell office:value-type="string">
            <text:p>Exception</text:p>
          </table:table-cell>
          <table:table-cell office:value-type="string">
            <text:p>Plutôt : restriction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Port entre 0 et 65535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Et sinon, quoi?</text:p>
          </table:table-cell>
          <table:table-cell table:number-columns-repeated="2"/>
        </table:table-row>
        <table:table-row table:style-name="ro5">
          <table:table-cell office:value-type="string">
            <text:p>Schéma UML</text:p>
          </table:table-cell>
          <table:table-cell office:value-type="string">
            <text:p>Serveur n'a pas d'attributs port ni adresse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nom des attributs : connexion et protocoleHTTP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Serveur n'a pas d'association avec Reponse et Requete</text:p>
          </table:table-cell>
          <table:table-cell table:number-columns-repeated="2"/>
        </table:table-row>
        <table:table-row table:style-name="ro5">
          <table:table-cell office:value-type="string">
            <text:p>Serveur</text:p>
          </table:table-cell>
          <table:table-cell office:value-type="string">
            <text:p>une une une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enlever constructeur/destructeur</text:p>
          </table:table-cell>
          <table:table-cell table:number-columns-repeated="2"/>
        </table:table-row>
        <table:table-row table:style-name="ro5">
          <table:table-cell office:value-type="string">
            <text:p>Initialiser/Paramètre</text:p>
          </table:table-cell>
          <table:table-cell office:value-type="string">
            <text:p>à quoi correspond le paramètre unPort?</text:p>
          </table:table-cell>
          <table:table-cell table:number-columns-repeated="2"/>
        </table:table-row>
        <table:table-row table:style-name="ro5">
          <table:table-cell office:value-type="string">
            <text:p>Initialiser/Fonctionnement</text:p>
          </table:table-cell>
          <table:table-cell office:value-type="string">
            <text:p>reçoit. non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crée l'objet ConnexionHTTPServeur avec le numéro de port reçu en paramètre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Quel message?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Initialiser ne reçoit pas de requête</text:p>
          </table:table-cell>
          <table:table-cell table:number-columns-repeated="2"/>
        </table:table-row>
        <table:table-row table:style-name="ro5">
          <table:table-cell office:value-type="string">
            <text:p>Démarrer/Fonctionnement</text:p>
          </table:table-cell>
          <table:table-cell office:value-type="string">
            <text:p>valeur vraie, inutile. Les programmeurs se débrouilleront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Pas d'affectations. On reçoit une requête en paramètre et on la passe à la méthode traiterRequête</text:p>
          </table:table-cell>
          <table:table-cell table:number-columns-repeated="2"/>
        </table:table-row>
        <table:table-row table:style-name="ro5">
          <table:table-cell table:style-name="ce5"/>
          <table:table-cell table:style-name="ce10" office:value-type="string">
            <text:p>Quel message? [2013/09/20 08:22] 127.0.0.1 Requête reçue</text:p>
          </table:table-cell>
          <table:table-cell table:style-name="ce10"/>
          <table:table-cell table:style-name="ce15"/>
        </table:table-row>
        <table:table-row table:style-name="ro5" table:number-rows-repeated="6">
          <table:table-cell table:style-name="Default" table:number-columns-repeated="4"/>
        </table:table-row>
        <table:table-row table:style-name="ro5">
          <table:table-cell table:style-name="Default"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/00/0000</text:date>, <text:time style:data-style-name="N2" text:time-value="0000-00-00T22:09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09-19T22:13:56</dc:date>
    <meta:editing-duration>PT2M33S</meta:editing-duration>
    <meta:editing-cycles>4</meta:editing-cycles>
    <meta:generator>LibreOffice/4.0.4.2$Linux_X86_64 LibreOffice_project/400m0$Build-2</meta:generator>
    <meta:document-statistic meta:table-count="3" meta:cell-count="45" meta:object-count="0"/>
  </office:meta>
</office:document-meta>
</file>